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text-properties officeooo:rsid="001c8988" officeooo:paragraph-rsid="001c8988"/>
    </style:style>
    <style:style style:name="P2" style:family="paragraph" style:parent-style-name="Text_20_body" style:list-style-name="L1">
      <style:text-properties fo:font-weight="bold" officeooo:rsid="001c8988" officeooo:paragraph-rsid="001c8988" style:font-weight-asian="bold" style:font-weight-complex="bold"/>
    </style:style>
    <style:style style:name="P3" style:family="paragraph" style:parent-style-name="Text_20_body">
      <style:text-properties fo:font-weight="bold" officeooo:rsid="001c8988" officeooo:paragraph-rsid="001c8988" style:font-weight-asian="bold" style:font-weight-complex="bold"/>
    </style:style>
    <style:style style:name="P4" style:family="paragraph" style:parent-style-name="Text_20_body">
      <style:text-properties fo:font-weight="bold" officeooo:rsid="001cd387" officeooo:paragraph-rsid="001cd387" style:font-weight-asian="bold" style:font-weight-complex="bold"/>
    </style:style>
    <style:style style:name="P5" style:family="paragraph" style:parent-style-name="Text_20_body" style:master-page-name="">
      <loext:graphic-properties draw:fill="none"/>
      <style:paragraph-properties fo:margin-left="-0.4in" fo:margin-right="0in" fo:margin-top="0in" fo:margin-bottom="0.0972in" style:contextual-spacing="false" fo:line-height="115%" fo:text-indent="0in" style:auto-text-indent="false" style:page-number="auto" fo:background-color="transparent"/>
      <style:text-properties fo:font-weight="bold" officeooo:rsid="001cd387" officeooo:paragraph-rsid="001cd387" style:font-weight-asian="bold" style:font-weight-complex="bold"/>
    </style:style>
    <style:style style:name="P6" style:family="paragraph" style:parent-style-name="Text_20_body">
      <style:text-properties fo:font-weight="bold" officeooo:rsid="001def1e" officeooo:paragraph-rsid="001def1e" style:font-weight-asian="bold" style:font-weight-complex="bold"/>
    </style:style>
    <style:style style:name="P7" style:family="paragraph" style:parent-style-name="Text_20_body" style:list-style-name="L1">
      <style:text-properties fo:font-weight="normal" officeooo:rsid="001c8988" officeooo:paragraph-rsid="001c8988" style:font-weight-asian="normal" style:font-weight-complex="normal"/>
    </style:style>
    <style:style style:name="P8" style:family="paragraph" style:parent-style-name="Text_20_body">
      <style:text-properties fo:font-weight="normal" officeooo:rsid="001c8988" officeooo:paragraph-rsid="001c8988" style:font-weight-asian="normal" style:font-weight-complex="normal"/>
    </style:style>
    <style:style style:name="P9" style:family="paragraph" style:parent-style-name="Text_20_body" style:list-style-name="L1">
      <style:text-properties fo:font-weight="normal" officeooo:rsid="001cd387" officeooo:paragraph-rsid="001cd387" style:font-weight-asian="normal" style:font-weight-complex="normal"/>
    </style:style>
    <style:style style:name="P10" style:family="paragraph" style:parent-style-name="Text_20_body">
      <style:text-properties fo:font-weight="normal" officeooo:rsid="001cd387" officeooo:paragraph-rsid="001cd387" style:font-weight-asian="normal" style:font-weight-complex="normal"/>
    </style:style>
    <style:style style:name="P11" style:family="paragraph" style:parent-style-name="Text_20_body">
      <style:text-properties officeooo:paragraph-rsid="001cd387"/>
    </style:style>
    <style:style style:name="P12" style:family="paragraph" style:parent-style-name="Title">
      <style:text-properties officeooo:rsid="001c8988" officeooo:paragraph-rsid="001c898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d387" style:font-weight-asian="bold" style:font-weight-complex="bold"/>
    </style:style>
    <style:style style:name="T4" style:family="text">
      <style:text-properties officeooo:rsid="001cd387"/>
    </style:style>
    <style:style style:name="T5" style:family="text">
      <style:text-properties style:text-position="super 58%"/>
    </style:style>
    <style:style style:name="T6" style:family="text">
      <style:text-properties officeooo:rsid="001ea03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Communication Skills, Personal &amp; Career Development Scheme</text:p>
      <text:list text:style-name="L1">
        <text:list-item>
          <text:p text:style-name="P1">Writing skills: presentation, reports etc.</text:p>
        </text:list-item>
        <text:list-item>
          <text:p text:style-name="P1">LinkedIn</text:p>
        </text:list-item>
        <text:list-item>
          <text:p text:style-name="P1">CV</text:p>
        </text:list-item>
        <text:list-item>
          <text:p text:style-name="P1">Postgrad opportunities</text:p>
        </text:list-item>
        <text:list-item>
          <text:p text:style-name="P1">Capstone report prep etc.</text:p>
        </text:list-item>
        <text:list-item>
          <text:p text:style-name="P2">Presentation skills</text:p>
          <text:list>
            <text:list-item>
              <text:p text:style-name="P7">Short group presentation</text:p>
            </text:list-item>
            <text:list-item>
              <text:p text:style-name="P7">Improve analysing and communication skills.</text:p>
            </text:list-item>
            <text:list-item>
              <text:p text:style-name="P7">Research using professional resoources</text:p>
            </text:list-item>
            <text:list-item>
              <text:p text:style-name="P7">Risk assessment</text:p>
            </text:list-item>
            <text:list-item>
              <text:p text:style-name="P7">Writing for public</text:p>
            </text:list-item>
          </text:list>
        </text:list-item>
        <text:list-item>
          <text:p text:style-name="P2">Personal, Career Development</text:p>
          <text:list>
            <text:list-item>
              <text:p text:style-name="P7">Career Planning</text:p>
            </text:list-item>
            <text:list-item>
              <text:p text:style-name="P7">Identify range of careers for me</text:p>
            </text:list-item>
            <text:list-item>
              <text:p text:style-name="P7">Identify useful info resources for me</text:p>
            </text:list-item>
            <text:list-item>
              <text:p text:style-name="P7">October ‘25 PhD funding request.</text:p>
            </text:list-item>
          </text:list>
        </text:list-item>
        <text:list-item>
          <text:p text:style-name="P9">12:00 Friday Physics Seminars ( 4 abstracts to write <text:span text:style-name="T2">Ex. 3</text:span>) from 4<text:span text:style-name="T5">th</text:span> Oct.</text:p>
        </text:list-item>
      </text:list>
      <text:p text:style-name="P8"/>
      <text:p text:style-name="P3">Exercise 1: Job Study Report <text:span text:style-name="T1">(600 words), marked out of 10.</text:span></text:p>
      <text:p text:style-name="P3"><text:span text:style-name="T1"><text:tab/><text:tab/>Due by end of study week.</text:span></text:p>
      <text:p text:style-name="P3">Exercise 2: Completion CV &amp; Application Letter</text:p>
      <text:p text:style-name="P3"><text:tab/><text:tab/><text:span text:style-name="T1">Write a full CV, choose a position (incl. Cover letter or personal statement req.). <text:tab/><text:tab/><text:tab/>Write application</text:span></text:p>
      <text:p text:style-name="P3">Exercise 3 &amp; 6: Presentation Skills</text:p>
      <text:p text:style-name="P8"><text:tab/><text:tab/>Written and oral scientific presentations <text:span text:style-name="T4">(Publications, talks and posters)</text:span></text:p>
      <text:p text:style-name="P4"><text:tab/><text:tab/>Exercise 3: Written Communications</text:p>
      <text:p text:style-name="P4"><text:tab/><text:tab/><text:tab/><text:tab/><text:span text:style-name="T1">Abstract ~ Shortened version of paper, contain necessary info. The <text:tab/><text:tab/><text:tab/><text:tab/>objectives, calculations and observations </text:span><text:span text:style-name="T6">20 Marks</text:span></text:p>
      <text:p text:style-name="P4"><text:span text:style-name="T1"><text:tab/><text:tab/></text:span>Exercise 6: Group Presentations</text:p>
      <text:p text:style-name="P4"><text:soft-page-break/><text:tab/><text:tab/><text:tab/><text:tab/><text:span text:style-name="T1">Groups of 4, 10 mins + 2 for Qs</text:span></text:p>
      <text:p text:style-name="P4">Exercise 4: Quantifying Risk, writing a Risk Assessment</text:p>
      <text:p text:style-name="P10"><text:tab/><text:tab/>Risk, mitigation, risk evaluation etc. </text:p>
      <text:p text:style-name="P10"><text:tab/><text:tab/>Due 3<text:span text:style-name="T5">rd</text:span> week of second semester.</text:p>
      <text:p text:style-name="P4">Exercise 5: Library Research Skills <text:span text:style-name="T1">(Scientific Literacy)</text:span></text:p>
      <text:p text:style-name="P4"><text:span text:style-name="T1"><text:tab/> <text:tab/>Out of 10</text:span></text:p>
      <text:p text:style-name="P4">Research Ethics, Ethics in Lab <text:span text:style-name="T1">(Responsibilities as a scientist)</text:span></text:p>
      <text:p text:style-name="P4"><text:span text:style-name="T1"><text:tab/><text:tab/>Avoid hype</text:span></text:p>
      <text:p text:style-name="P4"><text:span text:style-name="T1"><text:tab/><text:tab/>Case Studies</text:span></text:p>
      <text:p text:style-name="P4"><text:span text:style-name="T1"><text:tab/><text:tab/>Data, collab., etc.</text:span></text:p>
      <text:p text:style-name="P4">fhdwifo</text:p>
      <text:p text:style-name="P4"/>
      <text:p text:style-name="P4">Exercise 7: Public Outreach</text:p>
      <text:p text:style-name="P4"><text:tab/><text:tab/><text:span text:style-name="T1">Blog writing on a personally chosen topic. Out of 10</text:span></text:p>
      <text:p text:style-name="P4"><text:span text:style-name="T1"/></text:p>
      <text:p text:style-name="P11"><text:span text:style-name="T3">LOOK AT </text:span><text:a xlink:type="simple" xlink:href="http://PhysicsCommunications.ie/" text:style-name="Internet_20_link" text:visited-style-name="Visited_20_Internet_20_Link"><text:span text:style-name="T3">http://PhysicsCommunications.ie/</text:span></text:a></text:p>
      <text:p text:style-name="P6">Peer Support Option CAN REPLACE ANY 10 POINT ASSIGNMENT – Limited Places.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7:08:53.955005141</meta:creation-date>
    <dc:date>2024-09-11T17:38:14.034753503</dc:date>
    <meta:editing-duration>PT3M</meta:editing-duration>
    <meta:editing-cycles>2</meta:editing-cycles>
    <meta:generator>LibreOffice/24.2.5.2$Linux_X86_64 LibreOffice_project/420$Build-2</meta:generator>
    <meta:document-statistic meta:table-count="0" meta:image-count="0" meta:object-count="0" meta:page-count="2" meta:paragraph-count="42" meta:word-count="254" meta:character-count="1638" meta:non-whitespace-character-count="1401"/>
  </office:meta>
</office:document-meta>
</file>